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.655cm" fo:min-width="9.342cm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ffb66c" draw:textarea-horizontal-align="justify" draw:textarea-vertical-align="middle" draw:auto-grow-height="false" fo:min-height="0.323cm" fo:min-width="1.342cm" loext:decorative="false"/>
      <style:paragraph-properties style:writing-mode="lr-tb"/>
    </style:style>
    <style:style style:name="gr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5" style:family="graphic" style:parent-style-name="standard">
      <style:graphic-properties svg:stroke-color="#069a2e" draw:fill-color="#77bc65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03cm" fo:min-width="7.755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99cm" fo:min-width="0cm" fo:wrap-option="wrap" loext:decorative="false"/>
    </style:style>
    <style:style style:name="gr1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1.337cm" fo:min-width="9.342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44cm" fo:min-width="2.04cm" loext:decorative="false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top" loext:decorative="false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3.31cm" loext:decorative="false"/>
      <style:paragraph-properties style:writing-mode="lr-tb"/>
    </style:style>
    <style:style style:name="gr22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23" style:family="graphic" style:parent-style-name="objectwithoutfill">
      <style:graphic-properties draw:marker-end="Arrowheads_20_7" draw:marker-end-width="0.3cm" draw:fill="none" draw:textarea-vertical-align="top" loext:decorative="false"/>
      <style:paragraph-properties style:writing-mode="lr-tb"/>
    </style:style>
    <style:style style:name="gr24" style:family="graphic" style:parent-style-name="objectwithoutfill">
      <style:graphic-properties draw:marker-end="Arrowheads_20_8" draw:marker-end-width="0.3cm" draw:fill="none" draw:textarea-vertical-align="top" loext:decorative="false"/>
      <style:paragraph-properties style:writing-mode="lr-tb"/>
    </style:style>
    <style:style style:name="gr25" style:family="graphic" style:parent-style-name="objectwithoutfill">
      <style:graphic-properties draw:marker-end="Arrowheads_20_9" draw:marker-end-width="0.3cm" draw:fill="none" draw:textarea-vertical-align="top" loext:decorative="false"/>
      <style:paragraph-properties style:writing-mode="lr-tb"/>
    </style:style>
    <style:style style:name="gr2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standard">
      <style:graphic-properties svg:stroke-color="#bf0041" draw:fill-color="#ec9ba4" draw:textarea-horizontal-align="justify" draw:textarea-vertical-align="middle" draw:auto-grow-height="false" fo:min-height="0.323cm" fo:min-width="1.978cm" loext:decorative="false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0" draw:marker-end-width="0.3cm" draw:fill="none" draw:textarea-vertical-align="bottom" loext:decorative="false"/>
      <style:paragraph-properties style:writing-mode="lr-tb"/>
    </style:style>
    <style:style style:name="gr41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0.702cm" fo:min-width="5.215cm" loext:decorative="false"/>
      <style:paragraph-properties style:writing-mode="lr-tb"/>
    </style:style>
    <style:style style:name="gr43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4" draw:marker-end-width="0.3cm" draw:fill="none" draw:textarea-vertical-align="top" loext:decorative="false"/>
      <style:paragraph-properties style:writing-mode="lr-tb"/>
    </style:style>
    <style:style style:name="gr46" style:family="graphic" style:parent-style-name="objectwithoutfill">
      <style:graphic-properties draw:marker-end="Arrowheads_20_35" draw:marker-end-width="0.3cm" draw:fill="none" draw:textarea-vertical-align="top" loext:decorative="false"/>
      <style:paragraph-properties style:writing-mode="lr-tb"/>
    </style:style>
    <style:style style:name="gr47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42" draw:marker-end-width="0.3cm" draw:fill="none" draw:textarea-vertical-align="top" loext:decorative="false"/>
      <style:paragraph-properties style:writing-mode="lr-tb"/>
    </style:style>
    <style:style style:name="gr53" style:family="graphic" style:parent-style-name="objectwithoutfill">
      <style:graphic-properties draw:marker-end="Arrowheads_20_43" draw:marker-end-width="0.3cm" draw:fill="none" draw:textarea-vertical-align="top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702cm" fo:min-width="3.31cm" loext:decorative="false"/>
      <style:paragraph-properties style:writing-mode="lr-tb"/>
    </style:style>
    <style:style style:name="gr55" style:family="graphic" style:parent-style-name="standard">
      <style:graphic-properties svg:stroke-color="#069a2e" draw:fill-color="#77bc65" draw:textarea-horizontal-align="justify" draw:textarea-vertical-align="middle" draw:auto-grow-height="false" fo:min-height="0.702cm" fo:min-width="3.31cm" loext:decorative="false"/>
      <style:paragraph-properties style:writing-mode="lr-tb"/>
    </style:style>
    <style:style style:name="gr56" style:family="graphic" style:parent-style-name="objectwithoutfill">
      <style:graphic-properties draw:marker-end="Arrowheads_20_44" draw:marker-end-width="0.3cm" draw:fill="none" draw:textarea-vertical-align="middle" loext:decorative="false"/>
      <style:paragraph-properties style:writing-mode="lr-tb"/>
    </style:style>
    <style:style style:name="gr57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69a2e" draw:marker-end="Arrowheads_20_46" draw:marker-end-width="0.3cm" draw:fill="none" draw:textarea-vertical-align="top" loext:decorative="false"/>
      <style:paragraph-properties style:writing-mode="lr-tb"/>
    </style:style>
    <style:style style:name="gr59" style:family="graphic" style:parent-style-name="objectwithoutfill">
      <style:graphic-properties svg:stroke-color="#069a2e" draw:marker-end="Arrowheads_20_47" draw:marker-end-width="0.3cm" draw:fill="none" draw:textarea-vertical-align="middle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61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69a2e" draw:marker-end="Arrowheads_20_50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66" style:family="graphic" style:parent-style-name="standard">
      <style:graphic-properties svg:stroke-color="#069a2e" draw:fill-color="#77bc65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67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68" style:family="graphic" style:parent-style-name="standard">
      <style:graphic-properties svg:stroke-color="#069a2e" draw:fill-color="#77bc65" draw:textarea-horizontal-align="justify" draw:textarea-vertical-align="middle" draw:auto-grow-height="false" fo:min-height="0.544cm" fo:min-width="2.04cm" loext:decorative="false"/>
      <style:paragraph-properties style:writing-mode="lr-tb"/>
    </style:style>
    <style:style style:name="gr69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0" style:family="graphic" style:parent-style-name="standard">
      <style:graphic-properties svg:stroke-color="#069a2e" draw:fill-color="#77bc65" draw:textarea-horizontal-align="justify" draw:textarea-vertical-align="middle" draw:auto-grow-height="false" fo:min-height="0.199cm" fo:min-width="0cm" fo:wrap-option="wrap" loext:decorative="false"/>
    </style:style>
    <style:style style:name="gr71" style:family="graphic" style:parent-style-name="objectwithoutfill">
      <style:graphic-properties draw:marker-end="Arrowheads_20_55" draw:marker-end-width="0.3cm" draw:fill="none" draw:textarea-vertical-align="top" loext:decorative="false"/>
      <style:paragraph-properties style:writing-mode="lr-tb"/>
    </style:style>
    <style:style style:name="gr7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57" draw:marker-end-width="0.3cm" draw:fill="none" draw:textarea-vertical-align="middle" loext:decorative="false"/>
      <style:paragraph-properties style:writing-mode="lr-tb"/>
    </style:style>
    <style:style style:name="gr74" style:family="graphic" style:parent-style-name="objectwithoutfill">
      <style:graphic-properties draw:marker-end="Arrowheads_20_58" draw:marker-end-width="0.3cm" draw:fill="none" draw:textarea-vertical-align="top" loext:decorative="false"/>
      <style:paragraph-properties style:writing-mode="lr-tb"/>
    </style:style>
    <style:style style:name="gr75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60" draw:marker-end-width="0.3cm" draw:fill="none" draw:textarea-vertical-align="top" loext:decorative="false"/>
      <style:paragraph-properties style:writing-mode="lr-tb"/>
    </style:style>
    <style:style style:name="gr77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ffb66c"/>
      <style:paragraph-properties fo:text-align="center"/>
      <style:text-properties fo:font-size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7bc65"/>
      <style:paragraph-properties fo:text-align="center"/>
      <style:text-properties fo:font-size="9pt"/>
    </style:style>
    <style:style style:name="P7" style:family="paragraph">
      <style:paragraph-properties fo:text-align="center"/>
      <style:text-properties fo:font-size="12pt" fo:font-weight="bold"/>
    </style:style>
    <style:style style:name="P8" style:family="paragraph">
      <loext:graphic-properties draw:fill-color="#ffffff"/>
      <style:paragraph-properties fo:text-align="center"/>
      <style:text-properties fo:font-size="12pt" fo:font-weight="bold"/>
    </style:style>
    <style:style style:name="P9" style:family="paragraph">
      <loext:graphic-properties draw:fill-color="#ffffff"/>
      <style:paragraph-properties fo:text-align="center"/>
      <style:text-properties fo:font-size="9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tyle="italic" style:font-style-asian="italic" style:font-style-complex="italic"/>
    </style:style>
    <style:style style:name="P12" style:family="paragraph">
      <loext:graphic-properties draw:fill-color="#ffffff"/>
      <style:paragraph-properties fo:text-align="start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8" style:family="paragraph">
      <loext:graphic-properties draw:fill-color="#ec9ba4"/>
      <style:paragraph-properties fo:text-align="center"/>
      <style:text-properties fo:font-size="9pt"/>
    </style:style>
    <style:style style:name="P19" style:family="paragraph">
      <loext:graphic-properties draw:fill-color="#77bc65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0.635cm" svg:x="8.302cm" svg:y="12.247cm">
          <text:p text:style-name="P1">Set purse to 500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42cm" svg:height="1.905cm" svg:x="1cm" svg:y="1cm">
          <text:p text:style-name="P2"><text:span text:style-name="T1">Module 3.2 Assignment: Brownfield + Flowchart</text:span></text:p>
          <text:p text:style-name="P2"><text:span text:style-name="T1">CSD 325: Advanced Python</text:span></text:p>
          <text:p text:style-name="P2"><text:span text:style-name="T1">Isaac Ellingson</text:span></text:p>
          <text:p text:style-name="P2"><text:span text:style-name="T1">11/1/202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904cm" svg:height="0.635cm" svg:x="9.255cm" svg:y="8.43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0.207cm" svg:y1="12.882cm" svg:x2="10.208cm" svg:y2="13.517cm" draw:start-shape="id1" draw:start-glue-point="2" draw:end-shape="id2" draw:end-glue-point="4" svg:d="M10207 12882v317h1v318" svg:viewBox="0 0 2 636">
          <text:p/>
        </draw:connector>
        <draw:custom-shape draw:style-name="gr1" draw:text-style-name="P1" xml:id="id4" draw:id="id4" draw:layer="layout" svg:width="3.81cm" svg:height="0.635cm" svg:x="8.302cm" svg:y="9.707cm">
          <text:p text:style-name="P1">Print game introduction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81cm" svg:height="0.635cm" svg:x="8.302cm" svg:y="10.977cm">
          <text:p text:style-name="P1">Print house rule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0.207cm" svg:y1="9.072cm" svg:x2="10.207cm" svg:y2="9.707cm" draw:start-shape="id3" draw:start-glue-point="2" draw:end-shape="id4" draw:end-glue-point="0" svg:d="M10207 9072v635" svg:viewBox="0 0 1 636">
          <text:p/>
        </draw:connector>
        <draw:connector draw:style-name="gr7" draw:text-style-name="P5" draw:layer="layout" svg:x1="10.207cm" svg:y1="10.342cm" svg:x2="10.207cm" svg:y2="10.977cm" draw:start-shape="id4" draw:start-glue-point="2" draw:end-shape="id5" draw:end-glue-point="0" svg:d="M10207 10342v635" svg:viewBox="0 0 1 636">
          <text:p/>
        </draw:connector>
        <draw:connector draw:style-name="gr8" draw:text-style-name="P5" draw:layer="layout" svg:x1="10.207cm" svg:y1="11.612cm" svg:x2="10.207cm" svg:y2="12.247cm" draw:start-shape="id5" draw:start-glue-point="2" draw:end-shape="id1" draw:end-glue-point="0" svg:d="M10207 11612v635" svg:viewBox="0 0 1 636">
          <text:p/>
        </draw:connector>
        <draw:custom-shape draw:style-name="gr9" draw:text-style-name="P8" draw:layer="layout" svg:width="8.255cm" svg:height="0.953cm" svg:x="6.08cm" svg:y="5.897cm">
          <text:p text:style-name="P7">Overall Program Flow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3.81cm" svg:height="0.635cm" svg:x="8.302cm" svg:y="17.827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0.635cm" svg:height="0.635cm" svg:x="9.89cm" svg:y="13.5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5" draw:layer="layout" svg:x1="10.207cm" svg:y1="18.462cm" svg:x2="9.89cm" svg:y2="13.835cm" draw:start-shape="id6" draw:start-glue-point="2" draw:end-shape="id2" draw:end-glue-point="6" svg:d="M10207 18462v500h-2406v-5127h2089" svg:viewBox="0 0 2407 5128">
          <text:p/>
        </draw:connector>
        <draw:connector draw:style-name="gr13" draw:text-style-name="P5" draw:layer="layout" svg:x1="10.208cm" svg:y1="14.152cm" svg:x2="10.207cm" svg:y2="14.787cm" draw:start-shape="id2" draw:start-glue-point="8" draw:end-shape="id7" draw:end-glue-point="0" svg:d="M10208 14152v317h-1v318" svg:viewBox="0 0 2 636">
          <text:p/>
        </draw:connector>
        <draw:custom-shape draw:style-name="gr10" draw:text-style-name="P9" xml:id="id7" draw:id="id7" draw:layer="layout" svg:width="3.81cm" svg:height="0.635cm" svg:x="8.302cm" svg:y="14.787cm">
          <text:p text:style-name="P1">Pot Selection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3.81cm" svg:height="0.635cm" svg:x="8.302cm" svg:y="16.24cm">
          <text:p text:style-name="P1">Bet Resolution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0.207cm" svg:y1="15.422cm" svg:x2="10.207cm" svg:y2="16.24cm" draw:start-shape="id7" draw:start-glue-point="2" draw:end-shape="id8" draw:end-glue-point="0" svg:d="M10207 15422v818" svg:viewBox="0 0 1 819">
          <text:p/>
        </draw:connector>
        <draw:connector draw:style-name="gr15" draw:text-style-name="P5" draw:layer="layout" svg:x1="10.207cm" svg:y1="16.875cm" svg:x2="10.207cm" svg:y2="17.827cm" draw:start-shape="id8" draw:start-glue-point="2" draw:end-shape="id6" draw:end-glue-point="0" svg:d="M10207 16875v952" svg:viewBox="0 0 1 953">
          <text:p/>
        </draw:connector>
        <draw:custom-shape draw:style-name="gr16" draw:text-style-name="P12" draw:layer="layout" svg:width="9.842cm" svg:height="1.587cm" svg:x="1cm" svg:y="2.905cm">
          <text:p text:style-name="P11"><text:span text:style-name="T2">Nodes </text:span><text:span text:style-name="T2">added or </text:span><text:span text:style-name="T2">changed </text:span><text:span text:style-name="T2">for the </text:span><text:span text:style-name="T2">assignment </text:span><text:span text:style-name="T2">are in </text:span><text:span text:style-name="T2">gree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8" draw:layer="layout" svg:width="8.255cm" svg:height="0.953cm" svg:x="6.08cm" svg:y="3.54cm">
          <text:p text:style-name="P7">Pot Sel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81cm" svg:height="0.635cm" svg:x="8.302cm" svg:y="9.255cm">
          <text:p text:style-name="P1">Set pot to user input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5.08cm" svg:height="1.588cm" svg:x="7.667cm" svg:y="10.525cm">
          <text:p text:style-name="P1">Did user enter “QUIT”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5" draw:layer="layout" svg:x1="10.207cm" svg:y1="9.89cm" svg:x2="10.207cm" svg:y2="10.525cm" draw:start-shape="id9" draw:start-glue-point="2" draw:end-shape="id10" draw:end-glue-point="4" svg:d="M10207 9890v635" svg:viewBox="0 0 1 636">
          <text:p/>
        </draw:connector>
        <draw:custom-shape draw:style-name="gr1" draw:text-style-name="P1" xml:id="id11" draw:id="id11" draw:layer="layout" svg:width="3.81cm" svg:height="0.635cm" svg:x="13.7cm" svg:y="12.112cm">
          <text:p text:style-name="P1">Thank user for playing!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12.747cm" svg:y1="11.319cm" svg:x2="15.605cm" svg:y2="12.112cm" draw:start-shape="id10" draw:start-glue-point="7" draw:end-shape="id11" draw:end-glue-point="0" svg:d="M12747 11319h2858v793" svg:viewBox="0 0 2859 794">
          <text:p text:style-name="P13"><text:span text:style-name="T3">Yes</text:span></text:p>
        </draw:connector>
        <draw:custom-shape draw:style-name="gr17" draw:text-style-name="P1" xml:id="id12" draw:id="id12" draw:layer="layout" svg:width="5.08cm" svg:height="1.588cm" svg:x="7.667cm" svg:y="13.383cm">
          <text:p text:style-name="P1">Did user enter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5" draw:layer="layout" svg:x1="10.207cm" svg:y1="12.113cm" svg:x2="10.207cm" svg:y2="13.383cm" draw:start-shape="id10" draw:start-glue-point="6" draw:end-shape="id12" draw:end-glue-point="4" svg:d="M10207 12113v1270" svg:viewBox="0 0 1 1271">
          <text:p text:style-name="P10"><text:span text:style-name="T3">No</text:span></text:p>
        </draw:connector>
        <draw:custom-shape draw:style-name="gr21" draw:text-style-name="P1" xml:id="id13" draw:id="id13" draw:layer="layout" svg:width="3.81cm" svg:height="0.953cm" svg:x="5.445cm" svg:y="15.288cm">
          <text:p text:style-name="P1">Ask user to enter a number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svg:x1="7.667cm" svg:y1="14.177cm" svg:x2="7.35cm" svg:y2="15.288cm" draw:start-shape="id12" draw:start-glue-point="5" draw:end-shape="id13" draw:end-glue-point="0" svg:d="M7667 14177h-317v1111" svg:viewBox="0 0 318 1112">
          <text:p text:style-name="P16"><text:span text:style-name="T3">No</text:span></text:p>
        </draw:connector>
        <draw:custom-shape draw:style-name="gr17" draw:text-style-name="P1" xml:id="id14" draw:id="id14" draw:layer="layout" svg:width="5.08cm" svg:height="1.588cm" svg:x="10.842cm" svg:y="16.24cm">
          <text:p text:style-name="P1">Does user have this much m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15" draw:id="id15" draw:layer="layout" svg:width="3.81cm" svg:height="0.953cm" svg:x="8.302cm" svg:y="18.78cm">
          <text:p text:style-name="P1">Tell user they don’t have enough mon</text:p>
          <draw:enhanced-geometry svg:viewBox="0 0 21600 21600" draw:type="rectangle" draw:enhanced-path="M 0 0 L 21600 0 21600 21600 0 21600 0 0 Z N"/>
        </draw:custom-shape>
        <draw:connector draw:style-name="gr23" draw:text-style-name="P17" draw:layer="layout" svg:x1="10.842cm" svg:y1="17.034cm" svg:x2="10.207cm" svg:y2="18.78cm" draw:start-shape="id14" draw:start-glue-point="5" draw:end-shape="id15" draw:end-glue-point="0" svg:d="M10842 17034h-635v1746" svg:viewBox="0 0 636 1747">
          <text:p text:style-name="P16"><text:span text:style-name="T3">No</text:span></text:p>
        </draw:connector>
        <draw:connector draw:style-name="gr24" draw:text-style-name="P17" draw:layer="layout" svg:x1="12.747cm" svg:y1="14.177cm" svg:x2="13.382cm" svg:y2="16.24cm" draw:start-shape="id12" draw:start-glue-point="7" draw:end-shape="id14" draw:end-glue-point="4" svg:d="M12747 14177h635v2063" svg:viewBox="0 0 636 2064">
          <text:p text:style-name="P16"><text:span text:style-name="T3">Yes</text:span></text:p>
        </draw:connector>
        <draw:custom-shape draw:style-name="gr21" draw:text-style-name="P1" xml:id="id16" draw:id="id16" draw:layer="layout" svg:width="3.81cm" svg:height="0.953cm" svg:x="14.335cm" svg:y="18.78cm">
          <text:p text:style-name="P1">Convert pot to an int</text:p>
          <draw:enhanced-geometry svg:viewBox="0 0 21600 21600" draw:type="rectangle" draw:enhanced-path="M 0 0 L 21600 0 21600 21600 0 21600 0 0 Z N"/>
        </draw:custom-shape>
        <draw:connector draw:style-name="gr25" draw:text-style-name="P14" draw:layer="layout" svg:x1="15.922cm" svg:y1="17.034cm" svg:x2="16.24cm" svg:y2="18.78cm" draw:start-shape="id14" draw:start-glue-point="7" draw:end-shape="id16" draw:end-glue-point="0" svg:d="M15922 17034h318v1746" svg:viewBox="0 0 319 1747">
          <text:p text:style-name="P13"><text:span text:style-name="T3">Yes</text:span></text:p>
        </draw:connector>
        <draw:custom-shape draw:style-name="gr11" draw:text-style-name="P10" xml:id="id17" draw:id="id17" draw:layer="layout" svg:width="0.635cm" svg:height="0.635cm" svg:x="4.17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svg:x1="8.302cm" svg:y1="19.256cm" svg:x2="4.493cm" svg:y2="14.97cm" draw:start-shape="id15" draw:start-glue-point="3" draw:end-shape="id17" draw:end-glue-point="8" svg:d="M8302 19256h-3809v-4286" svg:viewBox="0 0 3810 4287">
          <text:p/>
        </draw:connector>
        <draw:connector draw:style-name="gr27" draw:text-style-name="P5" draw:layer="layout" svg:x1="5.445cm" svg:y1="15.764cm" svg:x2="4.493cm" svg:y2="14.97cm" draw:start-shape="id13" draw:start-glue-point="3" draw:end-shape="id17" draw:end-glue-point="8" svg:d="M5445 15764h-952v-794" svg:viewBox="0 0 953 795">
          <text:p/>
        </draw:connector>
        <draw:custom-shape draw:style-name="gr11" draw:text-style-name="P10" xml:id="id18" draw:id="id18" draw:layer="layout" svg:width="0.635cm" svg:height="0.635cm" svg:x="9.89cm" svg:y="7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" draw:text-style-name="P5" draw:layer="layout" svg:x1="10.208cm" svg:y1="8.621cm" svg:x2="10.207cm" svg:y2="9.255cm" draw:start-shape="id18" draw:start-glue-point="8" draw:end-shape="id9" draw:end-glue-point="0" svg:d="M10208 8621v317h-1v317" svg:viewBox="0 0 2 635">
          <text:p/>
        </draw:connector>
        <draw:connector draw:style-name="gr29" draw:text-style-name="P5" draw:layer="layout" svg:x1="4.493cm" svg:y1="14.335cm" svg:x2="9.89cm" svg:y2="8.304cm" draw:start-shape="id17" draw:start-glue-point="4" draw:end-shape="id18" draw:end-glue-point="6" svg:d="M4493 14335v-6031h5397" svg:viewBox="0 0 5398 6032">
          <text:p/>
        </draw:connector>
        <draw:connector draw:style-name="gr30" draw:text-style-name="P5" draw:layer="layout" svg:x1="16.24cm" svg:y1="19.733cm" svg:x2="16.24cm" svg:y2="21.002cm" draw:start-shape="id16" draw:start-glue-point="2" draw:end-shape="id19" draw:end-glue-point="0" svg:d="M16240 19733v1269" svg:viewBox="0 0 1 1270">
          <text:p/>
        </draw:connector>
        <draw:custom-shape draw:style-name="gr3" draw:text-style-name="P4" xml:id="id19" draw:id="id19" draw:layer="layout" svg:width="1.904cm" svg:height="0.635cm" svg:x="15.288cm" svg:y="21.002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xml:id="id20" draw:id="id20" draw:layer="layout" svg:width="2.54cm" svg:height="0.635cm" svg:x="14.335cm" svg:y="13.382cm">
          <text:p text:style-name="P1">Exit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5" draw:layer="layout" svg:x1="15.605cm" svg:y1="12.747cm" svg:x2="15.605cm" svg:y2="13.382cm" draw:start-shape="id11" draw:start-glue-point="2" draw:end-shape="id20" draw:end-glue-point="0" svg:d="M15605 12747v635" svg:viewBox="0 0 1 636">
          <text:p/>
        </draw:connector>
        <draw:custom-shape draw:style-name="gr3" draw:text-style-name="P4" xml:id="id21" draw:id="id21" draw:layer="layout" svg:width="1.904cm" svg:height="0.635cm" svg:x="9.255cm" svg:y="6.397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5" draw:layer="layout" svg:x1="10.207cm" svg:y1="7.032cm" svg:x2="10.208cm" svg:y2="7.986cm" draw:start-shape="id21" draw:start-glue-point="2" draw:end-shape="id18" draw:end-glue-point="4" svg:d="M10207 7032v477h1v477" svg:viewBox="0 0 2 955">
          <text:p/>
        </draw:connector>
      </draw:page>
      <draw:page draw:name="page3" draw:style-name="dp1" draw:master-page-name="Default">
        <draw:custom-shape draw:style-name="gr9" draw:text-style-name="P8" draw:layer="layout" svg:width="8.255cm" svg:height="0.953cm" svg:x="6.08cm" svg:y="1.635cm">
          <text:p text:style-name="P7">Bet Resolution</text:p>
          <draw:enhanced-geometry svg:viewBox="0 0 21600 21600" draw:type="rectangle" draw:enhanced-path="M 0 0 L 21600 0 21600 21600 0 21600 0 0 Z N"/>
        </draw:custom-shape>
        <draw:custom-shape draw:style-name="gr3" draw:text-style-name="P4" xml:id="id36" draw:id="id36" draw:layer="layout" svg:width="1.904cm" svg:height="0.635cm" svg:x="9.255cm" svg:y="24.177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2" draw:id="id22" draw:layer="layout" svg:width="1.904cm" svg:height="0.635cm" svg:x="9.256cm" svg:y="4.174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3" draw:id="id23" draw:layer="layout" svg:width="3.81cm" svg:height="0.953cm" svg:x="8.302cm" svg:y="5.761cm">
          <text:p text:style-name="P1">Set dice1 to random number from 1-6</text:p>
          <draw:enhanced-geometry svg:viewBox="0 0 21600 21600" draw:type="rectangle" draw:enhanced-path="M 0 0 L 21600 0 21600 21600 0 21600 0 0 Z N"/>
        </draw:custom-shape>
        <draw:custom-shape draw:style-name="gr21" draw:text-style-name="P1" xml:id="id24" draw:id="id24" draw:layer="layout" svg:width="3.81cm" svg:height="0.953cm" svg:x="8.302cm" svg:y="7.349cm">
          <text:p text:style-name="P1">Set dice2 to random number from 1-6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.81cm" svg:height="0.635cm" svg:x="8.302cm" svg:y="8.937cm">
          <text:p text:style-name="P1">Explain betting to user</text:p>
          <draw:enhanced-geometry svg:viewBox="0 0 21600 21600" draw:type="rectangle" draw:enhanced-path="M 0 0 L 21600 0 21600 21600 0 21600 0 0 Z N"/>
        </draw:custom-shape>
        <draw:connector draw:style-name="gr34" draw:text-style-name="P5" draw:layer="layout" svg:x1="10.208cm" svg:y1="4.809cm" svg:x2="10.207cm" svg:y2="5.761cm" draw:start-shape="id22" draw:start-glue-point="2" draw:end-shape="id23" draw:end-glue-point="0" svg:d="M10208 4809v476h-1v476" svg:viewBox="0 0 2 953">
          <text:p/>
        </draw:connector>
        <draw:connector draw:style-name="gr35" draw:text-style-name="P5" draw:layer="layout" svg:x1="10.207cm" svg:y1="6.714cm" svg:x2="10.207cm" svg:y2="7.349cm" draw:start-shape="id23" draw:start-glue-point="2" draw:end-shape="id24" draw:end-glue-point="0" svg:d="M10207 6714v635" svg:viewBox="0 0 1 636">
          <text:p/>
        </draw:connector>
        <draw:connector draw:style-name="gr36" draw:text-style-name="P5" draw:layer="layout" svg:x1="10.207cm" svg:y1="8.302cm" svg:x2="10.207cm" svg:y2="8.937cm" draw:start-shape="id24" draw:start-glue-point="2" draw:end-shape="id25" draw:end-glue-point="0" svg:d="M10207 8302v635" svg:viewBox="0 0 1 636">
          <text:p/>
        </draw:connector>
        <draw:custom-shape draw:style-name="gr11" draw:text-style-name="P10" xml:id="id26" draw:id="id26" draw:layer="layout" svg:width="0.635cm" svg:height="0.635cm" svg:x="9.89cm" svg:y="10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7" draw:text-style-name="P5" draw:layer="layout" svg:x1="10.207cm" svg:y1="9.572cm" svg:x2="10.208cm" svg:y2="10.207cm" draw:start-shape="id25" draw:start-glue-point="2" draw:end-shape="id26" draw:end-glue-point="4" svg:d="M10207 9572v317h1v318" svg:viewBox="0 0 2 636">
          <text:p/>
        </draw:connector>
        <draw:custom-shape draw:style-name="gr1" draw:text-style-name="P1" xml:id="id27" draw:id="id27" draw:layer="layout" svg:width="3.81cm" svg:height="0.635cm" svg:x="8.302cm" svg:y="11.477cm">
          <text:p text:style-name="P1">Set bet to user input</text:p>
          <draw:enhanced-geometry svg:viewBox="0 0 21600 21600" draw:type="rectangle" draw:enhanced-path="M 0 0 L 21600 0 21600 21600 0 21600 0 0 Z N"/>
        </draw:custom-shape>
        <draw:connector draw:style-name="gr38" draw:text-style-name="P5" draw:layer="layout" svg:x1="10.208cm" svg:y1="10.842cm" svg:x2="10.207cm" svg:y2="11.477cm" draw:start-shape="id26" draw:start-glue-point="8" draw:end-shape="id27" draw:end-glue-point="0" svg:d="M10208 10842v317h-1v318" svg:viewBox="0 0 2 636">
          <text:p/>
        </draw:connector>
        <draw:custom-shape draw:style-name="gr17" draw:text-style-name="P1" xml:id="id28" draw:id="id28" draw:layer="layout" svg:width="5.08cm" svg:height="1.588cm" svg:x="7.667cm" svg:y="12.746cm">
          <text:p text:style-name="P1">Was bet CHO or HA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svg:x1="10.207cm" svg:y1="12.112cm" svg:x2="10.207cm" svg:y2="12.746cm" draw:start-shape="id27" draw:start-glue-point="2" draw:end-shape="id28" draw:end-glue-point="4" svg:d="M10207 12112v634" svg:viewBox="0 0 1 635">
          <text:p/>
        </draw:connector>
        <draw:connector draw:style-name="gr40" draw:text-style-name="P17" draw:layer="layout" svg:x1="7.667cm" svg:y1="13.54cm" svg:x2="9.89cm" svg:y2="10.525cm" draw:start-shape="id28" draw:start-glue-point="5" draw:end-shape="id26" draw:end-glue-point="6" svg:d="M7667 13540h-501v-3015h2724" svg:viewBox="0 0 2725 3016">
          <text:p text:style-name="P16"><text:span text:style-name="T3">No</text:span></text:p>
        </draw:connector>
        <draw:custom-shape draw:style-name="gr1" draw:text-style-name="P1" xml:id="id29" draw:id="id29" draw:layer="layout" svg:width="3.81cm" svg:height="0.635cm" svg:x="8.302cm" svg:y="14.969cm">
          <text:p text:style-name="P1">Reveal results</text:p>
          <draw:enhanced-geometry svg:viewBox="0 0 21600 21600" draw:type="rectangle" draw:enhanced-path="M 0 0 L 21600 0 21600 21600 0 21600 0 0 Z N"/>
        </draw:custom-shape>
        <draw:connector draw:style-name="gr41" draw:text-style-name="P5" draw:layer="layout" svg:x1="10.207cm" svg:y1="14.334cm" svg:x2="10.207cm" svg:y2="14.969cm" draw:start-shape="id28" draw:start-glue-point="6" draw:end-shape="id29" draw:end-glue-point="0" svg:d="M10207 14334v635" svg:viewBox="0 0 1 636">
          <text:p/>
        </draw:connector>
        <draw:custom-shape draw:style-name="gr42" draw:text-style-name="P1" xml:id="id30" draw:id="id30" draw:layer="layout" svg:width="5.715cm" svg:height="0.952cm" svg:x="7.35cm" svg:y="16.24cm">
          <text:p text:style-name="P1">Set rollIsEven to the boolean:<text:line-break/>Is sum of dice1 and dice2 even?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svg:x1="10.207cm" svg:y1="15.604cm" svg:x2="10.207cm" svg:y2="16.24cm" draw:start-shape="id29" draw:start-glue-point="2" draw:end-shape="id30" draw:end-glue-point="0" svg:d="M10207 15604v636" svg:viewBox="0 0 1 637">
          <text:p/>
        </draw:connector>
        <draw:custom-shape draw:style-name="gr17" draw:text-style-name="P1" xml:id="id31" draw:id="id31" draw:layer="layout" svg:width="5.08cm" svg:height="1.588cm" svg:x="7.667cm" svg:y="17.827cm">
          <text:p text:style-name="P1"><text:span text:style-name="T4">Was </text:span>the sum of dice1 and dice2 ev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4" draw:text-style-name="P5" draw:layer="layout" svg:x1="10.207cm" svg:y1="17.192cm" svg:x2="10.207cm" svg:y2="17.827cm" draw:start-shape="id30" draw:start-glue-point="2" draw:end-shape="id31" draw:end-glue-point="4" svg:d="M10207 17192v635" svg:viewBox="0 0 1 636">
          <text:p/>
        </draw:connector>
        <draw:custom-shape draw:style-name="gr1" draw:text-style-name="P1" xml:id="id33" draw:id="id33" draw:layer="layout" svg:width="3.81cm" svg:height="0.635cm" svg:x="11.795cm" svg:y="19.732cm">
          <text:p text:style-name="P1">Set correctBet to CHO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3.81cm" svg:height="0.635cm" svg:x="4.81cm" svg:y="19.732cm">
          <text:p text:style-name="P1">Set correctBet to HAN</text:p>
          <draw:enhanced-geometry svg:viewBox="0 0 21600 21600" draw:type="rectangle" draw:enhanced-path="M 0 0 L 21600 0 21600 21600 0 21600 0 0 Z N"/>
        </draw:custom-shape>
        <draw:connector draw:style-name="gr45" draw:text-style-name="P17" draw:layer="layout" svg:x1="7.667cm" svg:y1="18.621cm" svg:x2="6.715cm" svg:y2="19.732cm" draw:start-shape="id31" draw:start-glue-point="5" draw:end-shape="id32" draw:end-glue-point="0" svg:d="M7667 18621h-952v1111" svg:viewBox="0 0 953 1112">
          <text:p text:style-name="P16"><text:span text:style-name="T3">No</text:span></text:p>
        </draw:connector>
        <draw:connector draw:style-name="gr46" draw:text-style-name="P17" draw:layer="layout" svg:x1="12.747cm" svg:y1="18.621cm" svg:x2="13.7cm" svg:y2="19.732cm" draw:start-shape="id31" draw:start-glue-point="7" draw:end-shape="id33" draw:end-glue-point="0" svg:d="M12747 18621h953v1111" svg:viewBox="0 0 954 1112">
          <text:p text:style-name="P16"><text:span text:style-name="T3">Yes</text:span></text:p>
        </draw:connector>
        <draw:custom-shape draw:style-name="gr11" draw:text-style-name="P10" xml:id="id34" draw:id="id34" draw:layer="layout" svg:width="0.635cm" svg:height="0.635cm" svg:x="9.89cm" svg:y="21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7" draw:text-style-name="P5" draw:layer="layout" svg:x1="6.715cm" svg:y1="20.367cm" svg:x2="9.89cm" svg:y2="21.32cm" draw:start-shape="id32" draw:start-glue-point="2" draw:end-shape="id34" draw:end-glue-point="6" svg:d="M6715 20367v953h3175" svg:viewBox="0 0 3176 954">
          <text:p/>
        </draw:connector>
        <draw:connector draw:style-name="gr48" draw:text-style-name="P5" draw:layer="layout" svg:x1="13.7cm" svg:y1="20.367cm" svg:x2="10.525cm" svg:y2="21.32cm" draw:start-shape="id33" draw:start-glue-point="2" draw:end-shape="id34" draw:end-glue-point="10" svg:d="M13700 20367v953h-3175" svg:viewBox="0 0 3176 954">
          <text:p/>
        </draw:connector>
        <draw:custom-shape draw:style-name="gr42" draw:text-style-name="P1" xml:id="id35" draw:id="id35" draw:layer="layout" svg:width="5.715cm" svg:height="0.952cm" svg:x="7.35cm" svg:y="22.272cm">
          <text:p text:style-name="P1">Set playerWon to the boolean:<text:line-break/>Is bet the same as correctBet?</text:p>
          <draw:enhanced-geometry svg:viewBox="0 0 21600 21600" draw:type="rectangle" draw:enhanced-path="M 0 0 L 21600 0 21600 21600 0 21600 0 0 Z N"/>
        </draw:custom-shape>
        <draw:connector draw:style-name="gr49" draw:text-style-name="P5" draw:layer="layout" svg:x1="10.208cm" svg:y1="21.637cm" svg:x2="10.207cm" svg:y2="22.272cm" draw:start-shape="id34" draw:start-glue-point="8" draw:end-shape="id35" draw:end-glue-point="0" svg:d="M10208 21637v318h-1v317" svg:viewBox="0 0 2 636">
          <text:p/>
        </draw:connector>
        <draw:connector draw:style-name="gr50" draw:text-style-name="P5" draw:layer="layout" svg:x1="10.207cm" svg:y1="23.224cm" svg:x2="10.207cm" svg:y2="24.177cm" draw:start-shape="id35" draw:start-glue-point="2" draw:end-shape="id36" draw:end-glue-point="0" svg:d="M10207 23224v953" svg:viewBox="0 0 1 954">
          <text:p/>
        </draw:connector>
      </draw:page>
      <draw:page draw:name="page4" draw:style-name="dp1" draw:master-page-name="Default">
        <draw:custom-shape draw:style-name="gr9" draw:text-style-name="P8" draw:layer="layout" svg:width="8.255cm" svg:height="0.953cm" svg:x="6.08cm" svg:y="1.635cm">
          <text:p text:style-name="P7">Results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904cm" svg:height="0.635cm" svg:x="9.257cm" svg:y="2.905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2" draw:id="id52" draw:layer="layout" svg:width="1.904cm" svg:height="0.635cm" svg:x="9.255cm" svg:y="25.1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9" draw:id="id39" draw:layer="layout" svg:width="3.81cm" svg:height="0.635cm" svg:x="11.477cm" svg:y="6.716cm">
          <text:p text:style-name="P1">Tell user they won!</text:p>
          <draw:enhanced-geometry svg:viewBox="0 0 21600 21600" draw:type="rectangle" draw:enhanced-path="M 0 0 L 21600 0 21600 21600 0 21600 0 0 Z N"/>
        </draw:custom-shape>
        <draw:custom-shape draw:style-name="gr17" draw:text-style-name="P1" xml:id="id38" draw:id="id38" draw:layer="layout" svg:width="5.08cm" svg:height="1.588cm" svg:x="7.667cm" svg:y="4.493cm">
          <text:p text:style-name="P1">Did player wi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5" draw:layer="layout" svg:x1="10.209cm" svg:y1="3.54cm" svg:x2="10.207cm" svg:y2="4.493cm" draw:start-shape="id37" draw:start-glue-point="2" draw:end-shape="id38" draw:end-glue-point="4" svg:d="M10209 3540v477h-2v476" svg:viewBox="0 0 3 954">
          <text:p/>
        </draw:connector>
        <draw:custom-shape draw:style-name="gr1" draw:text-style-name="P1" xml:id="id46" draw:id="id46" draw:layer="layout" svg:width="3.81cm" svg:height="0.635cm" svg:x="5.127cm" svg:y="8.303cm">
          <text:p text:style-name="P1">Tell user they lost!</text:p>
          <draw:enhanced-geometry svg:viewBox="0 0 21600 21600" draw:type="rectangle" draw:enhanced-path="M 0 0 L 21600 0 21600 21600 0 21600 0 0 Z N"/>
        </draw:custom-shape>
        <draw:connector draw:style-name="gr52" draw:text-style-name="P14" draw:layer="layout" svg:x1="12.747cm" svg:y1="5.287cm" svg:x2="13.382cm" svg:y2="6.716cm" draw:start-shape="id38" draw:start-glue-point="7" draw:end-shape="id39" draw:end-glue-point="0" svg:d="M12747 5287h635v1429" svg:viewBox="0 0 636 1430">
          <text:p text:style-name="P13"><text:span text:style-name="T3">Yes</text:span></text:p>
        </draw:connector>
        <draw:connector draw:style-name="gr53" draw:text-style-name="P17" draw:layer="layout" svg:x1="7.667cm" svg:y1="5.287cm" svg:x2="7.032cm" svg:y2="6.716cm" draw:start-shape="id38" draw:start-glue-point="5" draw:end-shape="id40" draw:end-glue-point="0" svg:d="M7667 5287h-635v1429" svg:viewBox="0 0 636 1430">
          <text:p text:style-name="P16"><text:span text:style-name="T3">No</text:span></text:p>
        </draw:connector>
        <draw:custom-shape draw:style-name="gr54" draw:text-style-name="P1" xml:id="id42" draw:id="id42" draw:layer="layout" svg:width="3.81cm" svg:height="0.952cm" svg:x="11.477cm" svg:y="9.891cm">
          <text:p text:style-name="P1">Notify user of 10% house fee</text:p>
          <draw:enhanced-geometry svg:viewBox="0 0 21600 21600" draw:type="rectangle" draw:enhanced-path="M 0 0 L 21600 0 21600 21600 0 21600 0 0 Z N"/>
        </draw:custom-shape>
        <draw:custom-shape draw:style-name="gr55" draw:text-style-name="P6" xml:id="id44" draw:id="id44" draw:layer="layout" svg:width="3.81cm" svg:height="0.952cm" svg:x="15.922cm" svg:y="9.891cm">
          <text:p text:style-name="P1">Notify user of 12% house fee</text:p>
          <draw:enhanced-geometry svg:viewBox="0 0 21600 21600" draw:type="rectangle" draw:enhanced-path="M 0 0 L 21600 0 21600 21600 0 21600 0 0 Z N"/>
        </draw:custom-shape>
        <draw:custom-shape draw:style-name="gr55" draw:text-style-name="P6" xml:id="id45" draw:id="id45" draw:layer="layout" svg:width="3.81cm" svg:height="0.952cm" svg:x="15.922cm" svg:y="11.796cm">
          <text:p text:style-name="P1">Deduct 12% house fee</text:p>
          <draw:enhanced-geometry svg:viewBox="0 0 21600 21600" draw:type="rectangle" draw:enhanced-path="M 0 0 L 21600 0 21600 21600 0 21600 0 0 Z N"/>
        </draw:custom-shape>
        <draw:custom-shape draw:style-name="gr54" draw:text-style-name="P1" xml:id="id43" draw:id="id43" draw:layer="layout" svg:width="3.81cm" svg:height="0.952cm" svg:x="11.477cm" svg:y="11.796cm">
          <text:p text:style-name="P1">Deduct 10% house fee</text:p>
          <draw:enhanced-geometry svg:viewBox="0 0 21600 21600" draw:type="rectangle" draw:enhanced-path="M 0 0 L 21600 0 21600 21600 0 21600 0 0 Z N"/>
        </draw:custom-shape>
        <draw:connector draw:style-name="gr56" draw:text-style-name="P15" draw:layer="layout" svg:x1="13.382cm" svg:y1="8.621cm" svg:x2="13.382cm" svg:y2="9.891cm" draw:start-shape="id41" draw:start-glue-point="2" draw:end-shape="id42" draw:end-glue-point="0" svg:d="M13382 8621v1270" svg:viewBox="0 0 1 1271">
          <text:p text:style-name="P10"><text:span text:style-name="T3">Old </text:span><text:span text:style-name="T3">Version</text:span></text:p>
        </draw:connector>
        <draw:connector draw:style-name="gr57" draw:text-style-name="P5" draw:layer="layout" svg:x1="13.382cm" svg:y1="10.843cm" svg:x2="13.382cm" svg:y2="11.796cm" draw:start-shape="id42" draw:start-glue-point="2" draw:end-shape="id43" draw:end-glue-point="0" svg:d="M13382 10843v953" svg:viewBox="0 0 1 954">
          <text:p/>
        </draw:connector>
        <draw:connector draw:style-name="gr58" draw:text-style-name="P14" draw:layer="layout" svg:x1="15.605cm" svg:y1="8.303cm" svg:x2="17.827cm" svg:y2="9.891cm" draw:start-shape="id41" draw:start-glue-point="1" draw:end-shape="id44" draw:end-glue-point="0" svg:d="M15605 8303h2222v1588" svg:viewBox="0 0 2223 1589">
          <text:p text:style-name="P13"><text:span text:style-name="T3">New </text:span><text:span text:style-name="T3">Version</text:span></text:p>
        </draw:connector>
        <draw:connector draw:style-name="gr59" draw:text-style-name="P5" draw:layer="layout" svg:x1="17.827cm" svg:y1="10.843cm" svg:x2="17.827cm" svg:y2="11.796cm" draw:start-shape="id44" draw:start-glue-point="2" draw:end-shape="id45" draw:end-glue-point="0" svg:d="M17827 10843v953" svg:viewBox="0 0 1 954">
          <text:p/>
        </draw:connector>
        <draw:custom-shape draw:style-name="gr60" draw:text-style-name="P1" xml:id="id41" draw:id="id41" draw:layer="layout" svg:width="4.445cm" svg:height="0.635cm" svg:x="11.16cm" svg:y="7.986cm">
          <text:p text:style-name="P1">Add betting pot to purse</text:p>
          <draw:enhanced-geometry svg:viewBox="0 0 21600 21600" draw:type="rectangle" draw:enhanced-path="M 0 0 L 21600 0 21600 21600 0 21600 0 0 Z N"/>
        </draw:custom-shape>
        <draw:connector draw:style-name="gr61" draw:text-style-name="P5" draw:layer="layout" svg:x1="13.382cm" svg:y1="7.351cm" svg:x2="13.382cm" svg:y2="7.986cm" draw:start-shape="id39" draw:start-glue-point="2" draw:end-shape="id41" draw:end-glue-point="0" svg:d="M13382 7351v635" svg:viewBox="0 0 1 636">
          <text:p/>
        </draw:connector>
        <draw:custom-shape draw:style-name="gr21" draw:text-style-name="P1" xml:id="id40" draw:id="id40" draw:layer="layout" svg:width="3.81cm" svg:height="0.953cm" svg:x="5.127cm" svg:y="6.716cm">
          <text:p text:style-name="P1">Subtract betting pot from purse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svg:x1="7.032cm" svg:y1="7.669cm" svg:x2="7.032cm" svg:y2="8.303cm" draw:start-shape="id40" draw:start-glue-point="2" draw:end-shape="id46" draw:end-glue-point="0" svg:d="M7032 7669v634" svg:viewBox="0 0 1 635">
          <text:p/>
        </draw:connector>
        <draw:custom-shape draw:style-name="gr11" draw:text-style-name="P10" xml:id="id47" draw:id="id47" draw:layer="layout" svg:width="0.635cm" svg:height="0.635cm" svg:x="9.89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3" draw:text-style-name="P5" draw:layer="layout" svg:x1="17.827cm" svg:y1="12.748cm" svg:x2="10.525cm" svg:y2="13.383cm" draw:start-shape="id45" draw:start-glue-point="2" draw:end-shape="id47" draw:end-glue-point="10" svg:d="M17827 12748v635h-7302" svg:viewBox="0 0 7303 636">
          <text:p/>
        </draw:connector>
        <draw:connector draw:style-name="gr64" draw:text-style-name="P5" draw:layer="layout" svg:x1="13.382cm" svg:y1="12.748cm" svg:x2="10.525cm" svg:y2="13.383cm" draw:start-shape="id43" draw:start-glue-point="2" draw:end-shape="id47" draw:end-glue-point="10" svg:d="M13382 12748v635h-2857" svg:viewBox="0 0 2858 636">
          <text:p/>
        </draw:connector>
        <draw:connector draw:style-name="gr65" draw:text-style-name="P5" draw:layer="layout" svg:x1="7.032cm" svg:y1="8.938cm" svg:x2="9.89cm" svg:y2="13.383cm" draw:start-shape="id46" draw:start-glue-point="2" draw:end-shape="id47" draw:end-glue-point="6" svg:d="M7032 8938v4445h2858" svg:viewBox="0 0 2859 4446">
          <text:p/>
        </draw:connector>
        <draw:custom-shape draw:style-name="gr66" draw:text-style-name="P6" xml:id="id48" draw:id="id48" draw:layer="layout" svg:width="4.445cm" svg:height="0.635cm" svg:x="7.985cm" svg:y="14.335cm">
          <text:p text:style-name="P1">Set diceSum to sum of dice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208cm" svg:y1="13.7cm" svg:x2="10.207cm" svg:y2="14.335cm" draw:start-shape="id47" draw:start-glue-point="8" draw:end-shape="id48" draw:end-glue-point="0" svg:d="M10208 13700v317h-1v318" svg:viewBox="0 0 2 636">
          <text:p/>
        </draw:connector>
        <draw:custom-shape draw:style-name="gr68" draw:text-style-name="P6" xml:id="id49" draw:id="id49" draw:layer="layout" svg:width="5.08cm" svg:height="1.588cm" svg:x="7.667cm" svg:y="15.605cm">
          <text:p text:style-name="P1">Is diceSum 2 or 7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5" draw:layer="layout" svg:x1="10.207cm" svg:y1="14.97cm" svg:x2="10.207cm" svg:y2="15.605cm" draw:start-shape="id48" draw:start-glue-point="2" draw:end-shape="id49" draw:end-glue-point="4" svg:d="M10207 14970v635" svg:viewBox="0 0 1 636">
          <text:p/>
        </draw:connector>
        <draw:custom-shape draw:style-name="gr66" draw:text-style-name="P6" xml:id="id55" draw:id="id55" draw:layer="layout" svg:width="4.445cm" svg:height="0.635cm" svg:x="12.43cm" svg:y="17.192cm">
          <text:p text:style-name="P1">Announce 10 mon bonus</text:p>
          <draw:enhanced-geometry svg:viewBox="0 0 21600 21600" draw:type="rectangle" draw:enhanced-path="M 0 0 L 21600 0 21600 21600 0 21600 0 0 Z N"/>
        </draw:custom-shape>
        <draw:custom-shape draw:style-name="gr66" draw:text-style-name="P6" xml:id="id56" draw:id="id56" draw:layer="layout" svg:width="4.445cm" svg:height="0.635cm" svg:x="12.43cm" svg:y="18.462cm">
          <text:p text:style-name="P1">Add 10 to purse</text:p>
          <draw:enhanced-geometry svg:viewBox="0 0 21600 21600" draw:type="rectangle" draw:enhanced-path="M 0 0 L 21600 0 21600 21600 0 21600 0 0 Z N"/>
        </draw:custom-shape>
        <draw:custom-shape draw:style-name="gr17" draw:text-style-name="P1" xml:id="id51" draw:id="id51" draw:layer="layout" svg:width="5.08cm" svg:height="1.588cm" svg:x="7.667cm" svg:y="20.685cm">
          <text:p text:style-name="P1">Is purse zer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9" xml:id="id50" draw:id="id50" draw:layer="layout" svg:width="0.635cm" svg:height="0.635cm" svg:x="9.89cm" svg:y="19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1" draw:text-style-name="P17" draw:layer="layout" svg:x1="7.667cm" svg:y1="16.399cm" svg:x2="9.89cm" svg:y2="19.733cm" draw:start-shape="id49" draw:start-glue-point="5" draw:end-shape="id50" draw:end-glue-point="6" svg:d="M7667 16399h-501v3334h2724" svg:viewBox="0 0 2725 3335">
          <text:p text:style-name="P16"><text:span text:style-name="T3">No</text:span></text:p>
        </draw:connector>
        <draw:connector draw:style-name="gr72" draw:text-style-name="P5" draw:layer="layout" svg:x1="10.208cm" svg:y1="20.05cm" svg:x2="10.207cm" svg:y2="20.685cm" draw:start-shape="id50" draw:start-glue-point="8" draw:end-shape="id51" draw:end-glue-point="4" svg:d="M10208 20050v318h-1v317" svg:viewBox="0 0 2 636">
          <text:p/>
        </draw:connector>
        <draw:connector draw:style-name="gr73" draw:text-style-name="P15" draw:layer="layout" svg:x1="10.207cm" svg:y1="22.273cm" svg:x2="10.207cm" svg:y2="25.13cm" draw:start-shape="id51" draw:start-glue-point="6" draw:end-shape="id52" draw:end-glue-point="0" svg:d="M10207 22273v2857" svg:viewBox="0 0 1 2858">
          <text:p text:style-name="P10"><text:span text:style-name="T3">No</text:span></text:p>
        </draw:connector>
        <draw:custom-shape draw:style-name="gr1" draw:text-style-name="P1" xml:id="id53" draw:id="id53" draw:layer="layout" svg:width="3.81cm" svg:height="0.635cm" svg:x="14.017cm" svg:y="22.272cm">
          <text:p text:style-name="P1">Tell user they’re broke</text:p>
          <draw:enhanced-geometry svg:viewBox="0 0 21600 21600" draw:type="rectangle" draw:enhanced-path="M 0 0 L 21600 0 21600 21600 0 21600 0 0 Z N"/>
        </draw:custom-shape>
        <draw:custom-shape draw:style-name="gr1" draw:text-style-name="P1" xml:id="id54" draw:id="id54" draw:layer="layout" svg:width="3.81cm" svg:height="0.635cm" svg:x="14.017cm" svg:y="23.542cm">
          <text:p text:style-name="P1">Thank user for playing</text:p>
          <draw:enhanced-geometry svg:viewBox="0 0 21600 21600" draw:type="rectangle" draw:enhanced-path="M 0 0 L 21600 0 21600 21600 0 21600 0 0 Z N"/>
        </draw:custom-shape>
        <draw:connector draw:style-name="gr74" draw:text-style-name="P17" draw:layer="layout" svg:x1="12.747cm" svg:y1="21.479cm" svg:x2="15.922cm" svg:y2="22.272cm" draw:start-shape="id51" draw:start-glue-point="7" draw:end-shape="id53" draw:end-glue-point="0" svg:d="M12747 21479h3175v793" svg:viewBox="0 0 3176 794">
          <text:p text:style-name="P16"><text:span text:style-name="T3">Yes</text:span></text:p>
        </draw:connector>
        <draw:connector draw:style-name="gr75" draw:text-style-name="P5" draw:layer="layout" svg:x1="15.922cm" svg:y1="22.907cm" svg:x2="15.922cm" svg:y2="23.542cm" draw:start-shape="id53" draw:start-glue-point="2" draw:end-shape="id54" draw:end-glue-point="0" svg:d="M15922 22907v635" svg:viewBox="0 0 1 636">
          <text:p/>
        </draw:connector>
        <draw:connector draw:style-name="gr76" draw:text-style-name="P14" draw:layer="layout" svg:x1="12.747cm" svg:y1="16.399cm" svg:x2="14.652cm" svg:y2="17.192cm" draw:start-shape="id49" draw:start-glue-point="7" draw:end-shape="id55" draw:end-glue-point="0" svg:d="M12747 16399h1905v793" svg:viewBox="0 0 1906 794">
          <text:p text:style-name="P13"><text:span text:style-name="T3">Yes</text:span></text:p>
        </draw:connector>
        <draw:connector draw:style-name="gr77" draw:text-style-name="P5" draw:layer="layout" svg:x1="14.652cm" svg:y1="19.097cm" svg:x2="10.525cm" svg:y2="19.733cm" draw:start-shape="id56" draw:start-glue-point="2" draw:end-shape="id50" draw:end-glue-point="10" svg:d="M14652 19097v636h-4127" svg:viewBox="0 0 4128 637">
          <text:p/>
        </draw:connector>
        <draw:custom-shape draw:style-name="gr31" draw:text-style-name="P18" xml:id="id57" draw:id="id57" draw:layer="layout" svg:width="2.54cm" svg:height="0.635cm" svg:x="14.652cm" svg:y="24.812cm">
          <text:p text:style-name="P1">Exit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5" draw:layer="layout" svg:x1="15.922cm" svg:y1="24.177cm" svg:x2="15.922cm" svg:y2="24.812cm" draw:start-shape="id54" draw:start-glue-point="2" draw:end-shape="id57" draw:end-glue-point="0" svg:d="M15922 24177v635" svg:viewBox="0 0 1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09:16:57.661460420</meta:creation-date>
    <dc:date>2025-11-01T10:20:19.765154683</dc:date>
    <meta:editing-duration>PT9M48S</meta:editing-duration>
    <meta:editing-cycles>1</meta:editing-cycles>
    <meta:document-statistic meta:object-count="123"/>
    <meta:generator>LibreOffice/24.2.7.2$Linux_X86_64 LibreOffice_project/420$Build-2</meta:generator>
  </office:meta>
</office:document-meta>
</file>